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2" svg:font-family="StarSymbol"/>
    <style:font-face style:name="StarSymbol" svg:font-family="StarSymbol, 'Arial Unicode MS'"/>
    <style:font-face style:name="Tahoma1" svg:font-family="Tahoma"/>
    <style:font-face style:name="Tahoma2" svg:font-family="Tahoma, Lucida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, 'Courier New'" style:font-family-generic="modern" style:font-pitch="fixed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/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8pt" style:font-size-complex="18pt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writing-mode="lr-tb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paragraph-properties style:writing-mode="lr-tb"/>
    </style:style>
    <style:style style:name="P12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3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4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5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6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7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8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19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0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1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2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3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4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5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6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7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8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29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0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1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2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3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4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5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6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7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8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39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40" style:family="paragraph" style:parent-style-name="Standard">
      <style:paragraph-properties style:writing-mode="lr-tb"/>
      <style:text-properties style:font-name="Nimbus Roman No9 L" style:font-name-complex="Nimbus Roman No9 L"/>
    </style:style>
    <style:style style:name="P41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2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3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4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5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6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7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8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49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50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51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52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53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54" style:family="paragraph" style:parent-style-name="Standard" style:list-style-name="L1">
      <style:paragraph-properties style:writing-mode="lr-tb"/>
      <style:text-properties style:font-name="Nimbus Roman No9 L" style:font-name-complex="Nimbus Roman No9 L"/>
    </style:style>
    <style:style style:name="P55" style:family="paragraph" style:parent-style-name="Standard">
      <style:paragraph-properties style:writing-mode="lr-tb"/>
      <style:text-properties style:font-name="Nimbus Roman No9 L" fo:font-size="12pt" style:font-size-asian="12pt" style:font-name-complex="Nimbus Roman No9 L" style:font-size-complex="12pt"/>
    </style:style>
    <style:style style:name="P56" style:family="paragraph" style:parent-style-name="Standard">
      <style:paragraph-properties style:writing-mode="lr-tb"/>
    </style:style>
    <style:style style:name="P57" style:family="paragraph" style:parent-style-name="Standard" style:master-page-name="Standard">
      <style:paragraph-properties style:page-number="auto" style:writing-mode="lr-tb"/>
    </style:style>
    <style:style style:name="P58" style:family="paragraph" style:parent-style-name="Standard">
      <style:paragraph-properties fo:margin-left="0.3437in" fo:margin-right="0in" fo:text-indent="0in" style:auto-text-indent="false" style:writing-mode="lr-tb"/>
      <style:text-properties style:font-name="Courier" fo:font-size="10pt" style:font-size-asian="10pt" style:font-name-complex="Nimbus Roman No9 L" style:font-size-complex="10pt"/>
    </style:style>
    <style:style style:name="T1" style:family="text">
      <style:text-properties fo:color="#000080" style:font-name="Times New Roman" fo:language="en" fo:country="GB" style:text-underline-style="solid" style:text-underline-width="auto" style:text-underline-color="font-color" style:font-name-complex="Times New Roman" style:font-size-complex="12pt"/>
    </style:style>
    <style:style style:name="T2" style:family="text">
      <style:text-properties fo:color="#000080" style:font-name="Times New Roman" fo:language="fr" fo:country="FR" style:text-underline-style="solid" style:text-underline-width="auto" style:text-underline-color="font-color" style:font-name-complex="Times New Roman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2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">NFS-GANESHA : Users Guide to the ganestat.pl tool</text:p>
      <text:p text:style-name="P3"/>
      <text:p text:style-name="P2"/>
      <text:p text:style-name="P2">5 June 2008</text:p>
      <text:p text:style-name="P2"/>
      <text:p text:style-name="P2">Started: 2008.06.05</text:p>
      <text:p text:style-name="P2"/>
      <text:p text:style-name="P2"/>
      <text:p text:style-name="P2"/>
      <text:p text:style-name="P2">Philippe Deniel: <text:a xlink:type="simple" xlink:href="mailto:philippe.deniel@cea.fr"><text:span text:style-name="T1">philippe.deniel@cea.fr</text:span></text:a></text:p>
      <text:p text:style-name="P2">Thomas Leibovici : <text:a xlink:type="simple" xlink:href="mailto:thomas.leibovici@cea.fr"><text:span text:style-name="T2">thomas.leibovici@cea.fr</text:span></text:a></text:p>
      <text:p text:style-name="P13"/>
      <text:p text:style-name="P13"/>
      <text:p text:style-name="P13">Ganestat is a tool writen is PERL and designed to interpret the statistics's file produced by GANESHA in order to have a “human readable” output.</text:p>
      <text:p text:style-name="P13"/>
      <text:p text:style-name="P13">It is pretty simple to use (we suppose that /var/ganesha.stats is the statisitcs file produced by GANESHA):</text:p>
      <text:p text:style-name="P58"/>
      <text:p text:style-name="P13"><text:tab/>ganestat.pl /var/ganesha.stats</text:p>
      <text:p text:style-name="P13"/>
      <text:p text:style-name="P13"><text:tab/><text:tab/>* * * * * * * * * * * * * * * * * * * * * * * * * * * * * * * * * *</text:p>
      <text:p text:style-name="P13"/>
      <text:p text:style-name="P13"><text:tab/><text:tab/>--------- 05/06/2008 14:03:22 : NFS_SERVER_GENERAL ----------------</text:p>
      <text:p text:style-name="P13"/>
      <text:p text:style-name="P13"><text:tab/><text:tab/> Server is up since : <text:s/>04/06/2008 08:53:18</text:p>
      <text:p text:style-name="P13"><text:s text:c="3"/><text:tab/><text:tab/>Uptime : 1 d, 5 h, 10 min, 4 s.</text:p>
      <text:p text:style-name="P13"/>
      <text:p text:style-name="P13"/>
      <text:p text:style-name="P13"><text:tab/><text:tab/>--------- 05/06/2008 14:03:22 : CACHE_INODE_CALLS ----------------</text:p>
      <text:p text:style-name="P13"/>
      <text:p text:style-name="P13"><text:tab/><text:tab/>Total calls : 9722271</text:p>
      <text:p text:style-name="P13"/>
      <text:p text:style-name="P13"><text:s text:c="7"/><text:tab/><text:tab/>FUNCTION | <text:s text:c="2"/>NB_CALLS | <text:s text:c="8"/>OK | <text:s/>RETRYABLE | <text:s text:c="2"/>UNRECOV.</text:p>
      <text:p text:style-name="P13"><text:s text:c="9"/><text:tab/><text:tab/>access | <text:s text:c="3"/>2590686 | <text:s text:c="3"/>2432453 | <text:s text:c="4"/>158233 | <text:s text:c="9"/>0</text:p>
      <text:p text:style-name="P13"><text:s text:c="8"/><text:tab/><text:tab/>getattr | <text:s text:c="3"/>1086654 | <text:s text:c="3"/>1094456 | <text:s text:c="9"/>0 | <text:s text:c="9"/>0</text:p>
      <text:p text:style-name="P13"><text:soft-page-break/><text:s text:c="9"/><text:tab/><text:tab/> mkdir | <text:s text:c="9"/>0 | <text:s text:c="8"/>82 | <text:s text:c="9"/>0 | <text:s text:c="9"/>0</text:p>
      <text:p text:style-name="P13"><text:tab/><text:tab/>(a very long output follows)</text:p>
      <text:p text:style-name="P13"/>
      <text:p text:style-name="P13">This command will only interpret the last records within the statistics file. Using the '-A' option will make ganestat.pl interpret the content of the whole file and print it. </text:p>
      <text:p text:style-name="P13"/>
      <text:p text:style-name="P13">You can filter the output by choosing a sub-category of statistics. Available categories are:</text:p>
      <text:list text:style-name="L1">
        <text:list-item>
          <text:p text:style-name="P41">NFS_SERVER_GENERAL</text:p>
        </text:list-item>
        <text:list-item>
          <text:p text:style-name="P41">CACHE_INODE_CALLS</text:p>
        </text:list-item>
        <text:list-item>
          <text:p text:style-name="P41">CACHE_INODE_HASH</text:p>
        </text:list-item>
        <text:list-item>
          <text:p text:style-name="P41">NFS/MOUNT</text:p>
        </text:list-item>
        <text:list-item>
          <text:p text:style-name="P41">MNT</text:p>
        </text:list-item>
        <text:list-item>
          <text:p text:style-name="P41">NFS</text:p>
        </text:list-item>
        <text:list-item>
          <text:p text:style-name="P41">DUP_REQ_HASH</text:p>
        </text:list-item>
        <text:list-item>
          <text:p text:style-name="P41">UIDMAP_HASH</text:p>
        </text:list-item>
        <text:list-item>
          <text:p text:style-name="P41">UNAMEMAP_HASH</text:p>
        </text:list-item>
        <text:list-item>
          <text:p text:style-name="P41">GIDMAP_HASH</text:p>
        </text:list-item>
        <text:list-item>
          <text:p text:style-name="P41">GNAMEMAP_HASH</text:p>
        </text:list-item>
        <text:list-item>
          <text:p text:style-name="P41">IP_NAME_HASH</text:p>
        </text:list-item>
        <text:list-item>
          <text:p text:style-name="P41">FSAL_CALLS</text:p>
        </text:list-item>
        <text:list-item>
          <text:p text:style-name="P41">BUDDY_MEMORY</text:p>
        </text:list-item>
      </text:list>
      <text:p text:style-name="P12"/>
      <text:p text:style-name="P12">For example:</text:p>
      <text:p text:style-name="P12"><text:tab/>ganestat.pl -t FSAL_CALLS /var/ganesha.stats</text:p>
      <text:p text:style-name="P12">will print only the information related to FSAL calls. </text:p>
      <text:p text:style-name="P12"/>
      <text:p text:style-name="P12">Several tags can be used jointly, for example</text:p>
      <text:p text:style-name="P12"><text:tab/><text:span text:style-name="T3">ganestat.pl -t 'CACHE_INODE_HASH|CACHE_INODE_CALLS' /var/ganesha.sttas</text:span></text:p>
      <text:p text:style-name="P55">Will print the information of both CACHE_INODE calls and hashtables.</text:p>
      <text:p text:style-name="P55"/>
      <text:p text:style-name="P55">You may also want to “follow” the statistics” as they are produced. The “-f” option is somewhat similar to “tail -f” feature.</text:p>
      <text:p text:style-name="P55">For example:</text:p>
      <text:p text:style-name="P55"><text:tab/>ganestat.pl -t FSAL_CALLS -f /var/ganesha.stats</text:p>
      <text:p text:style-name="P55">will print the stats on FSAL_CALLS and print the new stats as they are produced, on the fly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2" svg:font-family="StarSymbol"/>
    <style:font-face style:name="StarSymbol" svg:font-family="StarSymbol, 'Arial Unicode MS'"/>
    <style:font-face style:name="Tahoma1" svg:font-family="Tahoma"/>
    <style:font-face style:name="Tahoma2" svg:font-family="Tahoma, Lucida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, 'Courier New'" style:font-family-generic="modern" style:font-pitch="fixed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" style:class="text">
      <style:paragraph-properties fo:text-align="justify" style:justify-single-word="false" style:text-autospace="ideograph-alpha"/>
      <style:text-properties style:font-name="Nimbus Roman No9 L" style:font-name-asian="Nimbus Roman No9 L" style:font-name-complex="Nimbus Roman No9 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List" style:family="paragraph" style:parent-style-name="Text_20_body" style:class="list">
      <style:paragraph-properties fo:margin-top="0in" fo:margin-bottom="0in" fo:text-align="start" style:justify-single-word="false"/>
      <style:text-properties style:font-name="Times New Roman" style:font-name-asian="Times New Roman" style:font-name-complex="Times New Roman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>
      <style:text-properties fo:font-size="12pt" fo:language="en" fo:country="US" style:language-asian="zxx" style:country-asian="none" style:font-size-complex="12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Text_20_body_20__28_user_29_" style:display-name="Text body (user)" style:family="paragraph" style:parent-style-name="Default">
      <style:paragraph-properties fo:margin-top="0in" fo:margin-bottom="0.0835in"/>
    </style:style>
    <style:style style:name="Caption_20__28_user_29_" style:display-name="Caption (user)" style:family="paragraph" style:parent-style-name="Default">
      <style:paragraph-properties fo:margin-top="0.0835in" fo:margin-bottom="0.0835in"/>
      <style:text-properties fo:font-size="10pt" fo:font-style="italic" style:font-name-complex="Tahoma2" style:font-size-complex="10pt" style:font-style-complex="italic"/>
    </style:style>
    <style:style style:name="WW-Index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WW-Heading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Heading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Index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WW-Heading1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11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Index1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heading_20_1" style:display-name="heading 1" style:family="paragraph" style:parent-style-name="Standard" style:next-style-name="Text_20_body" style:default-outline-level="1">
      <style:paragraph-properties fo:margin-top="0.1665in" fo:margin-bottom="0.0835in" fo:text-align="start" style:justify-single-word="false" fo:keep-with-next="always" style:text-autospace="none"/>
      <style:text-properties style:font-name="Nimbus Sans L" fo:font-size="16pt" fo:font-weight="bold" style:font-name-asian="Nimbus Sans L" style:font-name-complex="Nimbus Sans 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top="0.1665in" fo:margin-bottom="0.0417in" fo:text-align="start" style:justify-single-word="false" fo:keep-with-next="always" style:text-autospace="none"/>
      <style:text-properties style:font-name="Arial" fo:font-size="14pt" fo:font-style="italic" fo:font-weight="bold" style:font-name-asian="Arial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top="0.1665in" fo:margin-bottom="0.0417in" fo:text-align="start" style:justify-single-word="false" fo:keep-with-next="always" style:text-autospace="none"/>
      <style:text-properties style:font-name="Arial" fo:font-size="13pt" fo:font-weight="bold" style:font-name-asian="Arial" style:font-name-complex="Arial" style:font-size-complex="13pt" style:font-weight-complex="bold"/>
    </style:style>
    <style:style style:name="WW-Heading11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WW-caption111" style:family="paragraph" style:parent-style-name="Standard">
      <style:paragraph-properties fo:margin-top="0.0835in" fo:margin-bottom="0.0835in" fo:text-align="start" style:justify-single-word="false" style:text-autospace="none"/>
      <style:text-properties style:font-name="Times New Roman" fo:font-style="italic" style:font-name-asian="Times New Roman" style:font-name-complex="Times New Roman" style:font-style-complex="italic"/>
    </style:style>
    <style:style style:name="WW-Index11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Heading1" style:family="paragraph" style:parent-style-name="Standard" style:next-style-name="Text_20_body">
      <style:paragraph-properties fo:margin-top="0.1665in" fo:margin-bottom="0.0835in" fo:text-align="start" style:justify-single-word="false" fo:keep-with-next="always" style:text-autospace="none"/>
      <style:text-properties style:font-name="Arial" fo:font-size="14pt" style:font-name-asian="Arial Unicode MS1" style:font-name-complex="Arial" style:font-size-complex="14pt"/>
    </style:style>
    <style:style style:name="Index1" style:family="paragraph" style:parent-style-name="Standard">
      <style:paragraph-properties fo:text-align="start" style:justify-single-word="false" style:text-autospace="none"/>
      <style:text-properties style:font-name="Times New Roman" style:font-name-asian="Times New Roman" style:font-name-complex="Times New Roman"/>
    </style:style>
    <style:style style:name="footer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WW-footer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WW-footer1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WW-footer12" style:family="paragraph" style:parent-style-name="Standard">
      <style:paragraph-properties fo:text-align="start" style:justify-single-word="false" style:text-autospace="non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Preformatted_20_Text_20__28_user_29_" style:display-name="Preformatted Text (user)" style:family="paragraph" style:parent-style-name="Standard">
      <style:paragraph-properties fo:text-align="start" style:justify-single-word="false" style:text-autospace="none"/>
      <style:text-properties style:font-name="Nimbus Mono L" fo:font-size="10pt" style:font-name-asian="Nimbus Mono L" style:font-name-complex="Nimbus Mono L" style:font-size-complex="10pt"/>
    </style:style>
    <style:style style:name="heading_20_4" style:display-name="heading 4" style:family="paragraph" style:parent-style-name="WW-Heading" style:next-style-name="Text_20_body" style:default-outline-level="4">
      <style:paragraph-properties fo:margin-top="0in" fo:margin-bottom="0in" fo:text-align="start" style:justify-single-word="false" fo:keep-with-next="auto"/>
      <style:text-properties style:font-name="Times New Roman" fo:font-size="12pt" fo:font-weight="bold" style:font-name-asian="Times New Roman" style:font-name-complex="Times New Roman" style:font-size-complex="12pt" style:font-weight-complex="bold"/>
    </style:style>
    <style:style style:name="WW-heading_20_1" style:display-name="WW-heading 1" style:family="paragraph" style:parent-style-name="WW-Heading" style:next-style-name="Text_20_body">
      <style:paragraph-properties fo:margin-top="0in" fo:margin-bottom="0in" fo:text-align="start" style:justify-single-word="false" fo:keep-with-next="auto"/>
      <style:text-properties style:font-name="Times New Roman" fo:font-size="24pt" fo:font-weight="bold" style:font-name-asian="Times New Roman" style:font-name-complex="Times New Roman" style:font-size-complex="24pt" style:font-weight-complex="bold"/>
    </style:style>
    <style:style style:name="WW-heading_20_2" style:display-name="WW-heading 2" style:family="paragraph" style:parent-style-name="WW-Heading" style:next-style-name="Text_20_body">
      <style:paragraph-properties fo:margin-top="0in" fo:margin-bottom="0in" fo:text-align="start" style:justify-single-word="false" fo:keep-with-next="auto"/>
      <style:text-properties style:font-name="Times New Roman" fo:font-size="18pt" fo:font-weight="bold" style:font-name-asian="Times New Roman" style:font-name-complex="Times New Roman" style:font-size-complex="18pt" style:font-weight-complex="bold"/>
    </style:style>
    <style:style style:name="WW-footer123" style:family="paragraph" style:parent-style-name="Default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-heading_20_11" style:display-name="WW-heading 11" style:family="paragraph" style:parent-style-name="WW-Heading" style:next-style-name="Text_20_body_20__28_user_29_">
      <style:paragraph-properties fo:margin-top="0in" fo:margin-bottom="0in" fo:text-align="start" style:justify-single-word="false" fo:keep-with-next="auto"/>
      <style:text-properties style:font-name="Nimbus Roman No9 L" fo:font-size="24pt" fo:font-weight="bold" style:font-name-asian="Nimbus Sans L" style:font-name-complex="Nimbus Roman No9 L" style:font-size-complex="24pt" style:font-weight-complex="bold"/>
    </style:style>
    <style:style style:name="WW-heading_20_21" style:display-name="WW-heading 21" style:family="paragraph" style:parent-style-name="WW-Heading" style:next-style-name="Text_20_body_20__28_user_29_">
      <style:paragraph-properties fo:margin-top="0in" fo:margin-bottom="0in" fo:text-align="start" style:justify-single-word="false" fo:keep-with-next="auto"/>
      <style:text-properties style:font-name="Nimbus Roman No9 L" fo:font-size="18pt" fo:font-weight="bold" style:font-name-asian="Nimbus Sans L" style:font-name-complex="Nimbus Roman No9 L" style:font-size-complex="18pt" style:font-weight-complex="bold"/>
    </style:style>
    <style:style style:name="Text_20_body_20_indent_20__28_user_29_" style:display-name="Text body indent (user)" style:family="paragraph" style:parent-style-name="Text_20_body_20__28_user_29_">
      <style:paragraph-properties fo:margin-left="0.1965in" fo:margin-right="0in" fo:margin-top="0in" fo:margin-bottom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2_20_2" style:display-name="RTF_Num 2 2" style:family="text">
      <style:text-properties fo:font-size="12pt" fo:language="fr" fo:country="FR" style:language-asian="fr" style:country-asian="FR" style:font-size-complex="12pt"/>
    </style:style>
    <style:style style:name="RTF_5f_Num_20_2_20_3" style:display-name="RTF_Num 2 3" style:family="text">
      <style:text-properties fo:font-size="12pt" fo:language="fr" fo:country="FR" style:language-asian="fr" style:country-asian="FR" style:font-size-complex="12pt"/>
    </style:style>
    <style:style style:name="RTF_5f_Num_20_2_20_4" style:display-name="RTF_Num 2 4" style:family="text">
      <style:text-properties fo:font-size="12pt" fo:language="fr" fo:country="FR" style:language-asian="fr" style:country-asian="FR" style:font-size-complex="12pt"/>
    </style:style>
    <style:style style:name="RTF_5f_Num_20_2_20_5" style:display-name="RTF_Num 2 5" style:family="text">
      <style:text-properties fo:font-size="12pt" fo:language="fr" fo:country="FR" style:language-asian="fr" style:country-asian="FR" style:font-size-complex="12pt"/>
    </style:style>
    <style:style style:name="RTF_5f_Num_20_2_20_6" style:display-name="RTF_Num 2 6" style:family="text">
      <style:text-properties fo:font-size="12pt" fo:language="fr" fo:country="FR" style:language-asian="fr" style:country-asian="FR" style:font-size-complex="12pt"/>
    </style:style>
    <style:style style:name="RTF_5f_Num_20_2_20_7" style:display-name="RTF_Num 2 7" style:family="text">
      <style:text-properties fo:font-size="12pt" fo:language="fr" fo:country="FR" style:language-asian="fr" style:country-asian="FR" style:font-size-complex="12pt"/>
    </style:style>
    <style:style style:name="RTF_5f_Num_20_2_20_8" style:display-name="RTF_Num 2 8" style:family="text">
      <style:text-properties fo:font-size="12pt" fo:language="fr" fo:country="FR" style:language-asian="fr" style:country-asian="FR" style:font-size-complex="12pt"/>
    </style:style>
    <style:style style:name="RTF_5f_Num_20_2_20_9" style:display-name="RTF_Num 2 9" style:family="text">
      <style:text-properties fo:font-size="12pt" fo:language="fr" fo:country="FR" style:language-asian="fr" style:country-asian="FR" style:font-size-complex="12pt"/>
    </style:style>
    <style:style style:name="RTF_5f_Num_20_2_20_10" style:display-name="RTF_Num 2 10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3_20_2" style:display-name="RTF_Num 3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3_20_3" style:display-name="RTF_Num 3 3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3_20_4" style:display-name="RTF_Num 3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3_20_5" style:display-name="RTF_Num 3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3_20_6" style:display-name="RTF_Num 3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3_20_7" style:display-name="RTF_Num 3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3_20_8" style:display-name="RTF_Num 3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3_20_9" style:display-name="RTF_Num 3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3_20_10" style:display-name="RTF_Num 3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4_20_2" style:display-name="RTF_Num 4 2" style:family="text">
      <style:text-properties fo:font-size="12pt" fo:language="fr" fo:country="FR" style:language-asian="fr" style:country-asian="FR" style:font-size-complex="12pt"/>
    </style:style>
    <style:style style:name="RTF_5f_Num_20_4_20_3" style:display-name="RTF_Num 4 3" style:family="text">
      <style:text-properties fo:font-size="12pt" fo:language="fr" fo:country="FR" style:language-asian="fr" style:country-asian="FR" style:font-size-complex="12pt"/>
    </style:style>
    <style:style style:name="RTF_5f_Num_20_4_20_4" style:display-name="RTF_Num 4 4" style:family="text">
      <style:text-properties fo:font-size="12pt" fo:language="fr" fo:country="FR" style:language-asian="fr" style:country-asian="FR" style:font-size-complex="12pt"/>
    </style:style>
    <style:style style:name="RTF_5f_Num_20_4_20_5" style:display-name="RTF_Num 4 5" style:family="text">
      <style:text-properties fo:font-size="12pt" fo:language="fr" fo:country="FR" style:language-asian="fr" style:country-asian="FR" style:font-size-complex="12pt"/>
    </style:style>
    <style:style style:name="RTF_5f_Num_20_4_20_6" style:display-name="RTF_Num 4 6" style:family="text">
      <style:text-properties fo:font-size="12pt" fo:language="fr" fo:country="FR" style:language-asian="fr" style:country-asian="FR" style:font-size-complex="12pt"/>
    </style:style>
    <style:style style:name="RTF_5f_Num_20_4_20_7" style:display-name="RTF_Num 4 7" style:family="text">
      <style:text-properties fo:font-size="12pt" fo:language="fr" fo:country="FR" style:language-asian="fr" style:country-asian="FR" style:font-size-complex="12pt"/>
    </style:style>
    <style:style style:name="RTF_5f_Num_20_4_20_8" style:display-name="RTF_Num 4 8" style:family="text">
      <style:text-properties fo:font-size="12pt" fo:language="fr" fo:country="FR" style:language-asian="fr" style:country-asian="FR" style:font-size-complex="12pt"/>
    </style:style>
    <style:style style:name="RTF_5f_Num_20_4_20_9" style:display-name="RTF_Num 4 9" style:family="text">
      <style:text-properties fo:font-size="12pt" fo:language="fr" fo:country="FR" style:language-asian="fr" style:country-asian="FR" style:font-size-complex="12pt"/>
    </style:style>
    <style:style style:name="RTF_5f_Num_20_4_20_10" style:display-name="RTF_Num 4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RTF_5f_Num_20_4_20_1" style:display-name="WW-RTF_Num 4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2" style:display-name="WW-RTF_Num 4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3" style:display-name="WW-RTF_Num 4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4" style:display-name="WW-RTF_Num 4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5" style:display-name="WW-RTF_Num 4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6" style:display-name="WW-RTF_Num 4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7" style:display-name="WW-RTF_Num 4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8" style:display-name="WW-RTF_Num 4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9" style:display-name="WW-RTF_Num 4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4_20_10" style:display-name="WW-RTF_Num 4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RTF_5f_Num_20_5_20_1" style:display-name="RTF_Num 5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2" style:display-name="RTF_Num 5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3" style:display-name="RTF_Num 5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4" style:display-name="RTF_Num 5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5" style:display-name="RTF_Num 5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6" style:display-name="RTF_Num 5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7" style:display-name="RTF_Num 5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8" style:display-name="RTF_Num 5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9" style:display-name="RTF_Num 5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5_20_10" style:display-name="RTF_Num 5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RTF_5f_Num_20_6_20_1" style:display-name="RTF_Num 6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6_20_2" style:display-name="RTF_Num 6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6_20_3" style:display-name="RTF_Num 6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6_20_4" style:display-name="RTF_Num 6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6_20_5" style:display-name="RTF_Num 6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6_20_6" style:display-name="RTF_Num 6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6_20_7" style:display-name="RTF_Num 6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6_20_8" style:display-name="RTF_Num 6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6_20_9" style:display-name="RTF_Num 6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1" style:display-name="WW-RTF_Num 6 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2" style:display-name="WW-RTF_Num 6 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3" style:display-name="WW-RTF_Num 6 3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4" style:display-name="WW-RTF_Num 6 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5" style:display-name="WW-RTF_Num 6 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6" style:display-name="WW-RTF_Num 6 6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7" style:display-name="WW-RTF_Num 6 7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8" style:display-name="WW-RTF_Num 6 8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9" style:display-name="WW-RTF_Num 6 9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11" style:display-name="WW-RTF_Num 6 1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21" style:display-name="WW-RTF_Num 6 2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31" style:display-name="WW-RTF_Num 6 3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41" style:display-name="WW-RTF_Num 6 4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51" style:display-name="WW-RTF_Num 6 5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61" style:display-name="WW-RTF_Num 6 6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71" style:display-name="WW-RTF_Num 6 7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81" style:display-name="WW-RTF_Num 6 8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91" style:display-name="WW-RTF_Num 6 9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112" style:display-name="WW-RTF_Num 6 1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212" style:display-name="WW-RTF_Num 6 2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312" style:display-name="WW-RTF_Num 6 3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412" style:display-name="WW-RTF_Num 6 4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512" style:display-name="WW-RTF_Num 6 5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612" style:display-name="WW-RTF_Num 6 6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712" style:display-name="WW-RTF_Num 6 7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6_20_812" style:display-name="WW-RTF_Num 6 8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6_20_912" style:display-name="WW-RTF_Num 6 9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6_20_1123" style:display-name="WW-RTF_Num 6 1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2123" style:display-name="WW-RTF_Num 6 2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3123" style:display-name="WW-RTF_Num 6 3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4123" style:display-name="WW-RTF_Num 6 4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5123" style:display-name="WW-RTF_Num 6 5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6123" style:display-name="WW-RTF_Num 6 6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7123" style:display-name="WW-RTF_Num 6 7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8123" style:display-name="WW-RTF_Num 6 8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9123" style:display-name="WW-RTF_Num 6 9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6_20_11234" style:display-name="WW-RTF_Num 6 11234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21234" style:display-name="WW-RTF_Num 6 21234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31234" style:display-name="WW-RTF_Num 6 31234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41234" style:display-name="WW-RTF_Num 6 41234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51234" style:display-name="WW-RTF_Num 6 51234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61234" style:display-name="WW-RTF_Num 6 61234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71234" style:display-name="WW-RTF_Num 6 71234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81234" style:display-name="WW-RTF_Num 6 81234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91234" style:display-name="WW-RTF_Num 6 91234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112345" style:display-name="WW-RTF_Num 6 112345" style:family="text">
      <style:text-properties style:use-window-font-color="true"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WW-RTF_5f_Num_20_6_20_212345" style:display-name="WW-RTF_Num 6 212345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312345" style:display-name="WW-RTF_Num 6 312345" style:family="text">
      <style:text-properties style:use-window-font-color="true"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WW-RTF_5f_Num_20_6_20_412345" style:display-name="WW-RTF_Num 6 412345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512345" style:display-name="WW-RTF_Num 6 512345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612345" style:display-name="WW-RTF_Num 6 612345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712345" style:display-name="WW-RTF_Num 6 712345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6_20_812345" style:display-name="WW-RTF_Num 6 812345" style:family="text">
      <style:text-properties style:use-window-font-color="true"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6_20_912345" style:display-name="WW-RTF_Num 6 912345" style:family="text">
      <style:text-properties style:use-window-font-color="true"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6_20_1123456" style:display-name="WW-RTF_Num 6 1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2123456" style:display-name="WW-RTF_Num 6 2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3123456" style:display-name="WW-RTF_Num 6 3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4123456" style:display-name="WW-RTF_Num 6 4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5123456" style:display-name="WW-RTF_Num 6 5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6123456" style:display-name="WW-RTF_Num 6 6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7123456" style:display-name="WW-RTF_Num 6 7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8123456" style:display-name="WW-RTF_Num 6 8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9123456" style:display-name="WW-RTF_Num 6 912345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11234567" style:display-name="WW-RTF_Num 6 1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21234567" style:display-name="WW-RTF_Num 6 2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31234567" style:display-name="WW-RTF_Num 6 3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41234567" style:display-name="WW-RTF_Num 6 4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51234567" style:display-name="WW-RTF_Num 6 5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61234567" style:display-name="WW-RTF_Num 6 6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71234567" style:display-name="WW-RTF_Num 6 7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81234567" style:display-name="WW-RTF_Num 6 8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WW-RTF_5f_Num_20_6_20_91234567" style:display-name="WW-RTF_Num 6 9123456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3_20_1" style:display-name="RTF_Num 13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13_20_2" style:display-name="RTF_Num 13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3_20_3" style:display-name="RTF_Num 13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3_20_4" style:display-name="RTF_Num 13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3_20_5" style:display-name="RTF_Num 13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3_20_6" style:display-name="RTF_Num 13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3_20_7" style:display-name="RTF_Num 13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3_20_8" style:display-name="RTF_Num 13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3_20_9" style:display-name="RTF_Num 13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6_20_1" style:display-name="RTF_Num 16 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2" style:display-name="RTF_Num 16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3" style:display-name="RTF_Num 16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6_20_4" style:display-name="RTF_Num 16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5" style:display-name="RTF_Num 16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6" style:display-name="RTF_Num 16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6_20_7" style:display-name="RTF_Num 16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8" style:display-name="RTF_Num 16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6_20_9" style:display-name="RTF_Num 16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8_20_1" style:display-name="RTF_Num 18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2" style:display-name="RTF_Num 18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3" style:display-name="RTF_Num 18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4" style:display-name="RTF_Num 18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5" style:display-name="RTF_Num 18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6" style:display-name="RTF_Num 18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7" style:display-name="RTF_Num 18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8" style:display-name="RTF_Num 18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8_20_9" style:display-name="RTF_Num 18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1" style:display-name="RTF_Num 19 1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2" style:display-name="RTF_Num 19 2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3" style:display-name="RTF_Num 19 3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4" style:display-name="RTF_Num 19 4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5" style:display-name="RTF_Num 19 5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6" style:display-name="RTF_Num 19 6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7" style:display-name="RTF_Num 19 7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8" style:display-name="RTF_Num 19 8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9" style:display-name="RTF_Num 19 9" style:family="text">
      <style:text-properties style:use-window-font-color="true" style:font-name="StarSymbol" fo:font-size="12pt" fo:language="fr" fo:country="FR" style:font-name-asian="StarSymbol" style:language-asian="fr" style:country-asian="FR" style:font-name-complex="StarSymbol" style:font-size-complex="12pt"/>
    </style:style>
    <style:style style:name="RTF_5f_Num_20_19_20_10" style:display-name="RTF_Num 19 10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RTF_5f_Num_20_3_20_1" style:display-name="WW-RTF_Num 3 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" style:display-name="WW-RTF_Num 3 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" style:display-name="WW-RTF_Num 3 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" style:display-name="WW-RTF_Num 3 4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" style:display-name="WW-RTF_Num 3 5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" style:display-name="WW-RTF_Num 3 6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" style:display-name="WW-RTF_Num 3 7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" style:display-name="WW-RTF_Num 3 8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" style:display-name="WW-RTF_Num 3 9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" style:display-name="WW-RTF_Num 3 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" style:display-name="WW-RTF_Num 3 2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" style:display-name="WW-RTF_Num 3 3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" style:display-name="WW-RTF_Num 3 4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" style:display-name="WW-RTF_Num 3 5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" style:display-name="WW-RTF_Num 3 6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" style:display-name="WW-RTF_Num 3 7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" style:display-name="WW-RTF_Num 3 8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" style:display-name="WW-RTF_Num 3 9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" style:display-name="WW-RTF_Num 3 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" style:display-name="WW-RTF_Num 3 2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" style:display-name="WW-RTF_Num 3 3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" style:display-name="WW-RTF_Num 3 4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" style:display-name="WW-RTF_Num 3 5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" style:display-name="WW-RTF_Num 3 6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" style:display-name="WW-RTF_Num 3 7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" style:display-name="WW-RTF_Num 3 8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" style:display-name="WW-RTF_Num 3 9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3" style:display-name="WW-RTF_Num 3 1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3" style:display-name="WW-RTF_Num 3 2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3" style:display-name="WW-RTF_Num 3 3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3" style:display-name="WW-RTF_Num 3 4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3" style:display-name="WW-RTF_Num 3 5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3" style:display-name="WW-RTF_Num 3 6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3" style:display-name="WW-RTF_Num 3 7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3" style:display-name="WW-RTF_Num 3 8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3" style:display-name="WW-RTF_Num 3 912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34" style:display-name="WW-RTF_Num 3 11234" style:family="text">
      <style:text-properties style:font-name="Nimbus Roman No9 L" fo:font-size="12pt" fo:language="en" fo:country="US" style:font-name-asian="Nimbus Roman No9 L" style:language-asian="fr" style:country-asian="FR" style:font-name-complex="Nimbus Roman No9 L" style:font-size-complex="12pt"/>
    </style:style>
    <style:style style:name="WW-RTF_5f_Num_20_3_20_21234" style:display-name="WW-RTF_Num 3 21234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31234" style:display-name="WW-RTF_Num 3 31234" style:family="text">
      <style:text-properties style:font-name="Nimbus Roman No9 L" fo:font-size="12pt" fo:language="en" fo:country="US" style:font-name-asian="Nimbus Roman No9 L" style:language-asian="fr" style:country-asian="FR" style:font-name-complex="Nimbus Roman No9 L" style:font-size-complex="12pt"/>
    </style:style>
    <style:style style:name="WW-RTF_5f_Num_20_3_20_41234" style:display-name="WW-RTF_Num 3 41234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51234" style:display-name="WW-RTF_Num 3 51234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61234" style:display-name="WW-RTF_Num 3 61234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71234" style:display-name="WW-RTF_Num 3 71234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81234" style:display-name="WW-RTF_Num 3 81234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91234" style:display-name="WW-RTF_Num 3 91234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112345" style:display-name="WW-RTF_Num 3 112345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212345" style:display-name="WW-RTF_Num 3 212345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312345" style:display-name="WW-RTF_Num 3 312345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412345" style:display-name="WW-RTF_Num 3 412345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512345" style:display-name="WW-RTF_Num 3 512345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612345" style:display-name="WW-RTF_Num 3 612345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712345" style:display-name="WW-RTF_Num 3 712345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812345" style:display-name="WW-RTF_Num 3 812345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912345" style:display-name="WW-RTF_Num 3 912345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1123456" style:display-name="WW-RTF_Num 3 1123456" style:family="text">
      <style:text-properties fo:font-size="12pt" fo:language="en" fo:country="US" style:language-asian="zxx" style:country-asian="none" style:font-size-complex="12pt"/>
    </style:style>
    <style:style style:name="WW-RTF_5f_Num_20_3_20_2123456" style:display-name="WW-RTF_Num 3 2123456" style:family="text">
      <style:text-properties fo:font-size="12pt" fo:language="en" fo:country="US" style:language-asian="zxx" style:country-asian="none" style:font-size-complex="12pt"/>
    </style:style>
    <style:style style:name="WW-RTF_5f_Num_20_3_20_3123456" style:display-name="WW-RTF_Num 3 3123456" style:family="text">
      <style:text-properties fo:font-size="12pt" fo:language="en" fo:country="US" style:language-asian="zxx" style:country-asian="none" style:font-size-complex="12pt"/>
    </style:style>
    <style:style style:name="WW-RTF_5f_Num_20_3_20_4123456" style:display-name="WW-RTF_Num 3 4123456" style:family="text">
      <style:text-properties fo:font-size="12pt" fo:language="en" fo:country="US" style:language-asian="zxx" style:country-asian="none" style:font-size-complex="12pt"/>
    </style:style>
    <style:style style:name="WW-RTF_5f_Num_20_3_20_5123456" style:display-name="WW-RTF_Num 3 5123456" style:family="text">
      <style:text-properties fo:font-size="12pt" fo:language="en" fo:country="US" style:language-asian="zxx" style:country-asian="none" style:font-size-complex="12pt"/>
    </style:style>
    <style:style style:name="WW-RTF_5f_Num_20_3_20_6123456" style:display-name="WW-RTF_Num 3 6123456" style:family="text">
      <style:text-properties fo:font-size="12pt" fo:language="en" fo:country="US" style:language-asian="zxx" style:country-asian="none" style:font-size-complex="12pt"/>
    </style:style>
    <style:style style:name="WW-RTF_5f_Num_20_3_20_7123456" style:display-name="WW-RTF_Num 3 7123456" style:family="text">
      <style:text-properties fo:font-size="12pt" fo:language="en" fo:country="US" style:language-asian="zxx" style:country-asian="none" style:font-size-complex="12pt"/>
    </style:style>
    <style:style style:name="WW-RTF_5f_Num_20_3_20_8123456" style:display-name="WW-RTF_Num 3 8123456" style:family="text">
      <style:text-properties fo:font-size="12pt" fo:language="en" fo:country="US" style:language-asian="zxx" style:country-asian="none" style:font-size-complex="12pt"/>
    </style:style>
    <style:style style:name="WW-RTF_5f_Num_20_3_20_9123456" style:display-name="WW-RTF_Num 3 9123456" style:family="text">
      <style:text-properties fo:font-size="12pt" fo:language="en" fo:country="US" style:language-asian="zxx" style:country-asian="none" style:font-size-complex="12pt"/>
    </style:style>
    <style:style style:name="WW-RTF_5f_Num_20_3_20_11234567" style:display-name="WW-RTF_Num 3 1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21234567" style:display-name="WW-RTF_Num 3 21234567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31234567" style:display-name="WW-RTF_Num 3 3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41234567" style:display-name="WW-RTF_Num 3 4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51234567" style:display-name="WW-RTF_Num 3 51234567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61234567" style:display-name="WW-RTF_Num 3 61234567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71234567" style:display-name="WW-RTF_Num 3 71234567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81234567" style:display-name="WW-RTF_Num 3 81234567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91234567" style:display-name="WW-RTF_Num 3 91234567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112345678" style:display-name="WW-RTF_Num 3 112345678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212345678" style:display-name="WW-RTF_Num 3 212345678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312345678" style:display-name="WW-RTF_Num 3 312345678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412345678" style:display-name="WW-RTF_Num 3 412345678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512345678" style:display-name="WW-RTF_Num 3 512345678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612345678" style:display-name="WW-RTF_Num 3 612345678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712345678" style:display-name="WW-RTF_Num 3 712345678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812345678" style:display-name="WW-RTF_Num 3 812345678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912345678" style:display-name="WW-RTF_Num 3 912345678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1123456789" style:display-name="WW-RTF_Num 3 1123456789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2123456789" style:display-name="WW-RTF_Num 3 2123456789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3123456789" style:display-name="WW-RTF_Num 3 3123456789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4123456789" style:display-name="WW-RTF_Num 3 4123456789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5123456789" style:display-name="WW-RTF_Num 3 5123456789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6123456789" style:display-name="WW-RTF_Num 3 6123456789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7123456789" style:display-name="WW-RTF_Num 3 7123456789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3_20_8123456789" style:display-name="WW-RTF_Num 3 8123456789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3_20_9123456789" style:display-name="WW-RTF_Num 3 9123456789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3_20_112345678910" style:display-name="WW-RTF_Num 3 112345678910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212345678910" style:display-name="WW-RTF_Num 3 212345678910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312345678910" style:display-name="WW-RTF_Num 3 312345678910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412345678910" style:display-name="WW-RTF_Num 3 412345678910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512345678910" style:display-name="WW-RTF_Num 3 512345678910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612345678910" style:display-name="WW-RTF_Num 3 612345678910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712345678910" style:display-name="WW-RTF_Num 3 712345678910" style:family="text">
      <style:text-properties style:font-name="Symbol" fo:font-size="12pt" fo:language="en" fo:country="US" style:font-name-asian="Symbol" style:language-asian="fr" style:country-asian="FR" style:font-name-complex="Symbol" style:font-size-complex="12pt"/>
    </style:style>
    <style:style style:name="WW-RTF_5f_Num_20_3_20_812345678910" style:display-name="WW-RTF_Num 3 812345678910" style:family="text">
      <style:text-properties style:font-name="Courier New" fo:font-size="12pt" fo:language="en" fo:country="US" style:font-name-asian="Courier New" style:language-asian="fr" style:country-asian="FR" style:font-name-complex="Courier New" style:font-size-complex="12pt"/>
    </style:style>
    <style:style style:name="WW-RTF_5f_Num_20_3_20_912345678910" style:display-name="WW-RTF_Num 3 912345678910" style:family="text">
      <style:text-properties style:font-name="Wingdings" fo:font-size="12pt" fo:language="en" fo:country="US" style:font-name-asian="Wingdings" style:language-asian="fr" style:country-asian="FR" style:font-name-complex="Wingdings" style:font-size-complex="12pt"/>
    </style:style>
    <style:style style:name="WW-RTF_5f_Num_20_3_20_11234567891011" style:display-name="WW-RTF_Num 3 1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34567891011" style:display-name="WW-RTF_Num 3 2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34567891011" style:display-name="WW-RTF_Num 3 3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34567891011" style:display-name="WW-RTF_Num 3 4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34567891011" style:display-name="WW-RTF_Num 3 5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34567891011" style:display-name="WW-RTF_Num 3 6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34567891011" style:display-name="WW-RTF_Num 3 7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34567891011" style:display-name="WW-RTF_Num 3 8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34567891011" style:display-name="WW-RTF_Num 3 9123456789101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123456789101112" style:display-name="WW-RTF_Num 3 1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2123456789101112" style:display-name="WW-RTF_Num 3 2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3123456789101112" style:display-name="WW-RTF_Num 3 3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4123456789101112" style:display-name="WW-RTF_Num 3 4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5123456789101112" style:display-name="WW-RTF_Num 3 5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6123456789101112" style:display-name="WW-RTF_Num 3 6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7123456789101112" style:display-name="WW-RTF_Num 3 7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8123456789101112" style:display-name="WW-RTF_Num 3 8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9123456789101112" style:display-name="WW-RTF_Num 3 912345678910111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WW-RTF_5f_Num_20_3_20_10" style:display-name="WW-RTF_Num 3 10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RTF_5f_Num_20_17_20_1" style:display-name="RTF_Num 17 1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2" style:display-name="RTF_Num 17 2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3" style:display-name="RTF_Num 17 3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4" style:display-name="RTF_Num 17 4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5" style:display-name="RTF_Num 17 5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6" style:display-name="RTF_Num 17 6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7" style:display-name="RTF_Num 17 7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8" style:display-name="RTF_Num 17 8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9" style:display-name="RTF_Num 17 9" style:family="text">
      <style:text-properties style:font-name="StarSymbol" fo:font-size="12pt" fo:language="en" fo:country="US" style:font-name-asian="StarSymbol" style:language-asian="fr" style:country-asian="FR" style:font-name-complex="StarSymbol" style:font-size-complex="12pt"/>
    </style:style>
    <style:style style:name="RTF_5f_Num_20_17_20_10" style:display-name="RTF_Num 17 10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RTF_5f_Num_20_7_20_1" style:display-name="RTF_Num 7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7_20_2" style:display-name="RTF_Num 7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7_20_3" style:display-name="RTF_Num 7 3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7_20_4" style:display-name="RTF_Num 7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7_20_5" style:display-name="RTF_Num 7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7_20_6" style:display-name="RTF_Num 7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7_20_7" style:display-name="RTF_Num 7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7_20_8" style:display-name="RTF_Num 7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7_20_9" style:display-name="RTF_Num 7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8_20_2" style:display-name="RTF_Num 8 2" style:family="text">
      <style:text-properties fo:font-size="12pt" fo:language="fr" fo:country="FR" style:language-asian="fr" style:country-asian="FR" style:font-size-complex="12pt"/>
    </style:style>
    <style:style style:name="RTF_5f_Num_20_8_20_3" style:display-name="RTF_Num 8 3" style:family="text">
      <style:text-properties fo:font-size="12pt" fo:language="fr" fo:country="FR" style:language-asian="fr" style:country-asian="FR" style:font-size-complex="12pt"/>
    </style:style>
    <style:style style:name="RTF_5f_Num_20_8_20_4" style:display-name="RTF_Num 8 4" style:family="text">
      <style:text-properties fo:font-size="12pt" fo:language="fr" fo:country="FR" style:language-asian="fr" style:country-asian="FR" style:font-size-complex="12pt"/>
    </style:style>
    <style:style style:name="RTF_5f_Num_20_8_20_5" style:display-name="RTF_Num 8 5" style:family="text">
      <style:text-properties fo:font-size="12pt" fo:language="fr" fo:country="FR" style:language-asian="fr" style:country-asian="FR" style:font-size-complex="12pt"/>
    </style:style>
    <style:style style:name="RTF_5f_Num_20_8_20_6" style:display-name="RTF_Num 8 6" style:family="text">
      <style:text-properties fo:font-size="12pt" fo:language="fr" fo:country="FR" style:language-asian="fr" style:country-asian="FR" style:font-size-complex="12pt"/>
    </style:style>
    <style:style style:name="RTF_5f_Num_20_8_20_7" style:display-name="RTF_Num 8 7" style:family="text">
      <style:text-properties fo:font-size="12pt" fo:language="fr" fo:country="FR" style:language-asian="fr" style:country-asian="FR" style:font-size-complex="12pt"/>
    </style:style>
    <style:style style:name="RTF_5f_Num_20_8_20_8" style:display-name="RTF_Num 8 8" style:family="text">
      <style:text-properties fo:font-size="12pt" fo:language="fr" fo:country="FR" style:language-asian="fr" style:country-asian="FR" style:font-size-complex="12pt"/>
    </style:style>
    <style:style style:name="RTF_5f_Num_20_8_20_9" style:display-name="RTF_Num 8 9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9_20_2" style:display-name="RTF_Num 9 2" style:family="text">
      <style:text-properties fo:font-size="12pt" fo:language="fr" fo:country="FR" style:language-asian="fr" style:country-asian="FR" style:font-size-complex="12pt"/>
    </style:style>
    <style:style style:name="RTF_5f_Num_20_9_20_3" style:display-name="RTF_Num 9 3" style:family="text">
      <style:text-properties fo:font-size="12pt" fo:language="fr" fo:country="FR" style:language-asian="fr" style:country-asian="FR" style:font-size-complex="12pt"/>
    </style:style>
    <style:style style:name="RTF_5f_Num_20_9_20_4" style:display-name="RTF_Num 9 4" style:family="text">
      <style:text-properties fo:font-size="12pt" fo:language="fr" fo:country="FR" style:language-asian="fr" style:country-asian="FR" style:font-size-complex="12pt"/>
    </style:style>
    <style:style style:name="RTF_5f_Num_20_9_20_5" style:display-name="RTF_Num 9 5" style:family="text">
      <style:text-properties fo:font-size="12pt" fo:language="fr" fo:country="FR" style:language-asian="fr" style:country-asian="FR" style:font-size-complex="12pt"/>
    </style:style>
    <style:style style:name="RTF_5f_Num_20_9_20_6" style:display-name="RTF_Num 9 6" style:family="text">
      <style:text-properties fo:font-size="12pt" fo:language="fr" fo:country="FR" style:language-asian="fr" style:country-asian="FR" style:font-size-complex="12pt"/>
    </style:style>
    <style:style style:name="RTF_5f_Num_20_9_20_7" style:display-name="RTF_Num 9 7" style:family="text">
      <style:text-properties fo:font-size="12pt" fo:language="fr" fo:country="FR" style:language-asian="fr" style:country-asian="FR" style:font-size-complex="12pt"/>
    </style:style>
    <style:style style:name="RTF_5f_Num_20_9_20_8" style:display-name="RTF_Num 9 8" style:family="text">
      <style:text-properties fo:font-size="12pt" fo:language="fr" fo:country="FR" style:language-asian="fr" style:country-asian="FR" style:font-size-complex="12pt"/>
    </style:style>
    <style:style style:name="RTF_5f_Num_20_9_20_9" style:display-name="RTF_Num 9 9" style:family="text">
      <style:text-properties fo:font-size="12pt" fo:language="fr" fo:country="FR" style:language-asian="fr" style:country-asian="FR" style:font-size-complex="12pt"/>
    </style:style>
    <style:style style:name="WW-RTF_5f_Num_20_9_20_1" style:display-name="WW-RTF_Num 9 1" style:family="text">
      <style:text-properties fo:font-size="12pt" fo:language="en" fo:country="US" style:language-asian="zxx" style:country-asian="none" style:font-size-complex="12pt"/>
    </style:style>
    <style:style style:name="WW-RTF_5f_Num_20_9_20_2" style:display-name="WW-RTF_Num 9 2" style:family="text">
      <style:text-properties fo:font-size="12pt" fo:language="en" fo:country="US" style:language-asian="zxx" style:country-asian="none" style:font-size-complex="12pt"/>
    </style:style>
    <style:style style:name="WW-RTF_5f_Num_20_9_20_3" style:display-name="WW-RTF_Num 9 3" style:family="text">
      <style:text-properties fo:font-size="12pt" fo:language="en" fo:country="US" style:language-asian="zxx" style:country-asian="none" style:font-size-complex="12pt"/>
    </style:style>
    <style:style style:name="WW-RTF_5f_Num_20_9_20_4" style:display-name="WW-RTF_Num 9 4" style:family="text">
      <style:text-properties fo:font-size="12pt" fo:language="en" fo:country="US" style:language-asian="zxx" style:country-asian="none" style:font-size-complex="12pt"/>
    </style:style>
    <style:style style:name="WW-RTF_5f_Num_20_9_20_5" style:display-name="WW-RTF_Num 9 5" style:family="text">
      <style:text-properties fo:font-size="12pt" fo:language="en" fo:country="US" style:language-asian="zxx" style:country-asian="none" style:font-size-complex="12pt"/>
    </style:style>
    <style:style style:name="WW-RTF_5f_Num_20_9_20_6" style:display-name="WW-RTF_Num 9 6" style:family="text">
      <style:text-properties fo:font-size="12pt" fo:language="en" fo:country="US" style:language-asian="zxx" style:country-asian="none" style:font-size-complex="12pt"/>
    </style:style>
    <style:style style:name="WW-RTF_5f_Num_20_9_20_7" style:display-name="WW-RTF_Num 9 7" style:family="text">
      <style:text-properties fo:font-size="12pt" fo:language="en" fo:country="US" style:language-asian="zxx" style:country-asian="none" style:font-size-complex="12pt"/>
    </style:style>
    <style:style style:name="WW-RTF_5f_Num_20_9_20_8" style:display-name="WW-RTF_Num 9 8" style:family="text">
      <style:text-properties fo:font-size="12pt" fo:language="en" fo:country="US" style:language-asian="zxx" style:country-asian="none" style:font-size-complex="12pt"/>
    </style:style>
    <style:style style:name="WW-RTF_5f_Num_20_9_20_9" style:display-name="WW-RTF_Num 9 9" style:family="text">
      <style:text-properties fo:font-size="12pt" fo:language="en" fo:country="US" style:language-asian="zxx" style:country-asian="none" style:font-size-complex="12pt"/>
    </style:style>
    <style:style style:name="WW-RTF_5f_Num_20_9_20_11" style:display-name="WW-RTF_Num 9 1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21" style:display-name="WW-RTF_Num 9 21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31" style:display-name="WW-RTF_Num 9 3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41" style:display-name="WW-RTF_Num 9 4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51" style:display-name="WW-RTF_Num 9 51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61" style:display-name="WW-RTF_Num 9 61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71" style:display-name="WW-RTF_Num 9 71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81" style:display-name="WW-RTF_Num 9 81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91" style:display-name="WW-RTF_Num 9 91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112" style:display-name="WW-RTF_Num 9 112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212" style:display-name="WW-RTF_Num 9 212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312" style:display-name="WW-RTF_Num 9 312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412" style:display-name="WW-RTF_Num 9 412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512" style:display-name="WW-RTF_Num 9 512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612" style:display-name="WW-RTF_Num 9 612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712" style:display-name="WW-RTF_Num 9 712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812" style:display-name="WW-RTF_Num 9 812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912" style:display-name="WW-RTF_Num 9 912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1123" style:display-name="WW-RTF_Num 9 1123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2123" style:display-name="WW-RTF_Num 9 2123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3123" style:display-name="WW-RTF_Num 9 3123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4123" style:display-name="WW-RTF_Num 9 4123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5123" style:display-name="WW-RTF_Num 9 5123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6123" style:display-name="WW-RTF_Num 9 6123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WW-RTF_5f_Num_20_9_20_7123" style:display-name="WW-RTF_Num 9 7123" style:family="text">
      <style:text-properties style:font-name="Symbol" fo:font-size="12pt" fo:language="en" fo:country="US" style:font-name-asian="Symbol" style:language-asian="zxx" style:country-asian="none" style:font-name-complex="Symbol" style:font-size-complex="12pt"/>
    </style:style>
    <style:style style:name="WW-RTF_5f_Num_20_9_20_8123" style:display-name="WW-RTF_Num 9 8123" style:family="text">
      <style:text-properties style:font-name="Courier New" fo:font-size="12pt" fo:language="en" fo:country="US" style:font-name-asian="Courier New" style:language-asian="zxx" style:country-asian="none" style:font-name-complex="Courier New" style:font-size-complex="12pt"/>
    </style:style>
    <style:style style:name="WW-RTF_5f_Num_20_9_20_9123" style:display-name="WW-RTF_Num 9 9123" style:family="text">
      <style:text-properties style:font-name="Wingdings" fo:font-size="12pt" fo:language="en" fo:country="US" style:font-name-asian="Wingdings" style:language-asian="zxx" style:country-asian="none" style:font-name-complex="Wingdings" style:font-size-complex="12pt"/>
    </style:style>
    <style:style style:name="RTF_5f_Num_20_12_20_1" style:display-name="RTF_Num 12 1" style:family="text">
      <style:text-properties style:font-name="Nimbus Roman No9 L" fo:font-size="12pt" fo:language="fr" fo:country="FR" style:font-name-asian="Nimbus Roman No9 L" style:language-asian="fr" style:country-asian="FR" style:font-name-complex="Nimbus Roman No9 L" style:font-size-complex="12pt"/>
    </style:style>
    <style:style style:name="RTF_5f_Num_20_12_20_2" style:display-name="RTF_Num 12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2_20_3" style:display-name="RTF_Num 12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2_20_4" style:display-name="RTF_Num 12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5" style:display-name="RTF_Num 12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2_20_6" style:display-name="RTF_Num 12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2_20_7" style:display-name="RTF_Num 12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8" style:display-name="RTF_Num 12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2_20_9" style:display-name="RTF_Num 12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2_20_1" style:display-name="WW-RTF_Num 2 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" style:display-name="WW-RTF_Num 2 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" style:display-name="WW-RTF_Num 2 3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4" style:display-name="WW-RTF_Num 2 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" style:display-name="WW-RTF_Num 2 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" style:display-name="WW-RTF_Num 2 6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" style:display-name="WW-RTF_Num 2 7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" style:display-name="WW-RTF_Num 2 8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" style:display-name="WW-RTF_Num 2 9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" style:display-name="WW-RTF_Num 2 1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1" style:display-name="WW-RTF_Num 2 2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" style:display-name="WW-RTF_Num 2 3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41" style:display-name="WW-RTF_Num 2 4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" style:display-name="WW-RTF_Num 2 5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" style:display-name="WW-RTF_Num 2 6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" style:display-name="WW-RTF_Num 2 71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" style:display-name="WW-RTF_Num 2 81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" style:display-name="WW-RTF_Num 2 91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" style:display-name="WW-RTF_Num 2 1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12" style:display-name="WW-RTF_Num 2 2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2" style:display-name="WW-RTF_Num 2 3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412" style:display-name="WW-RTF_Num 2 4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2" style:display-name="WW-RTF_Num 2 5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2" style:display-name="WW-RTF_Num 2 6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2" style:display-name="WW-RTF_Num 2 712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2" style:display-name="WW-RTF_Num 2 812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2" style:display-name="WW-RTF_Num 2 912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3" style:display-name="WW-RTF_Num 2 1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2123" style:display-name="WW-RTF_Num 2 2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3123" style:display-name="WW-RTF_Num 2 3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4123" style:display-name="WW-RTF_Num 2 4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5123" style:display-name="WW-RTF_Num 2 5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6123" style:display-name="WW-RTF_Num 2 6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7123" style:display-name="WW-RTF_Num 2 7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8123" style:display-name="WW-RTF_Num 2 8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9123" style:display-name="WW-RTF_Num 2 912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WW-RTF_5f_Num_20_2_20_11234" style:display-name="WW-RTF_Num 2 1123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21234" style:display-name="WW-RTF_Num 2 21234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234" style:display-name="WW-RTF_Num 2 31234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41234" style:display-name="WW-RTF_Num 2 4123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234" style:display-name="WW-RTF_Num 2 51234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234" style:display-name="WW-RTF_Num 2 61234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234" style:display-name="WW-RTF_Num 2 71234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234" style:display-name="WW-RTF_Num 2 81234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234" style:display-name="WW-RTF_Num 2 91234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345" style:display-name="WW-RTF_Num 2 112345" style:family="text">
      <style:text-properties style:use-window-font-color="true" style:font-name="Nimbus Roman No9 L" fo:font-size="12pt" fo:language="fr" fo:country="FR" style:font-name-asian="Nimbus Roman No9 L" style:language-asian="zxx" style:country-asian="none" style:font-name-complex="Nimbus Roman No9 L" style:font-size-complex="12pt"/>
    </style:style>
    <style:style style:name="WW-RTF_5f_Num_20_2_20_212345" style:display-name="WW-RTF_Num 2 21234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312345" style:display-name="WW-RTF_Num 2 312345" style:family="text">
      <style:text-properties style:use-window-font-color="true" style:font-name="Nimbus Roman No9 L" fo:font-size="12pt" fo:language="fr" fo:country="FR" style:font-name-asian="Nimbus Roman No9 L" style:language-asian="zxx" style:country-asian="none" style:font-name-complex="Nimbus Roman No9 L" style:font-size-complex="12pt"/>
    </style:style>
    <style:style style:name="WW-RTF_5f_Num_20_2_20_412345" style:display-name="WW-RTF_Num 2 412345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512345" style:display-name="WW-RTF_Num 2 51234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612345" style:display-name="WW-RTF_Num 2 612345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712345" style:display-name="WW-RTF_Num 2 712345" style:family="text">
      <style:text-properties style:use-window-font-color="true" style:font-name="Symbol" fo:font-size="12pt" fo:language="fr" fo:country="FR" style:font-name-asian="Symbol" style:language-asian="zxx" style:country-asian="none" style:font-name-complex="Symbol" style:font-size-complex="12pt"/>
    </style:style>
    <style:style style:name="WW-RTF_5f_Num_20_2_20_812345" style:display-name="WW-RTF_Num 2 812345" style:family="text">
      <style:text-properties style:use-window-font-color="true" style:font-name="Courier New" fo:font-size="12pt" fo:language="fr" fo:country="FR" style:font-name-asian="Courier New" style:language-asian="zxx" style:country-asian="none" style:font-name-complex="Courier New" style:font-size-complex="12pt"/>
    </style:style>
    <style:style style:name="WW-RTF_5f_Num_20_2_20_912345" style:display-name="WW-RTF_Num 2 912345" style:family="text">
      <style:text-properties style:use-window-font-color="true" style:font-name="Wingdings" fo:font-size="12pt" fo:language="fr" fo:country="FR" style:font-name-asian="Wingdings" style:language-asian="zxx" style:country-asian="none" style:font-name-complex="Wingdings" style:font-size-complex="12pt"/>
    </style:style>
    <style:style style:name="WW-RTF_5f_Num_20_2_20_1123456" style:display-name="WW-RTF_Num 2 1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" style:display-name="WW-RTF_Num 2 2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" style:display-name="WW-RTF_Num 2 3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" style:display-name="WW-RTF_Num 2 4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" style:display-name="WW-RTF_Num 2 5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" style:display-name="WW-RTF_Num 2 6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" style:display-name="WW-RTF_Num 2 7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" style:display-name="WW-RTF_Num 2 8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" style:display-name="WW-RTF_Num 2 9123456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" style:display-name="WW-RTF_Num 2 1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" style:display-name="WW-RTF_Num 2 2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" style:display-name="WW-RTF_Num 2 3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" style:display-name="WW-RTF_Num 2 4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" style:display-name="WW-RTF_Num 2 5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" style:display-name="WW-RTF_Num 2 6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" style:display-name="WW-RTF_Num 2 7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" style:display-name="WW-RTF_Num 2 8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" style:display-name="WW-RTF_Num 2 91234567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8" style:display-name="WW-RTF_Num 2 1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8" style:display-name="WW-RTF_Num 2 2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8" style:display-name="WW-RTF_Num 2 3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8" style:display-name="WW-RTF_Num 2 4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8" style:display-name="WW-RTF_Num 2 5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8" style:display-name="WW-RTF_Num 2 6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8" style:display-name="WW-RTF_Num 2 7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8" style:display-name="WW-RTF_Num 2 8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8" style:display-name="WW-RTF_Num 2 912345678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89" style:display-name="WW-RTF_Num 2 1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89" style:display-name="WW-RTF_Num 2 2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89" style:display-name="WW-RTF_Num 2 3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89" style:display-name="WW-RTF_Num 2 4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89" style:display-name="WW-RTF_Num 2 5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89" style:display-name="WW-RTF_Num 2 6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89" style:display-name="WW-RTF_Num 2 7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89" style:display-name="WW-RTF_Num 2 8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89" style:display-name="WW-RTF_Num 2 9123456789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112345678910" style:display-name="WW-RTF_Num 2 1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212345678910" style:display-name="WW-RTF_Num 2 2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312345678910" style:display-name="WW-RTF_Num 2 3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412345678910" style:display-name="WW-RTF_Num 2 4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512345678910" style:display-name="WW-RTF_Num 2 5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612345678910" style:display-name="WW-RTF_Num 2 6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712345678910" style:display-name="WW-RTF_Num 2 7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812345678910" style:display-name="WW-RTF_Num 2 8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2_20_912345678910" style:display-name="WW-RTF_Num 2 912345678910" style:family="text">
      <style:text-properties style:use-window-font-color="true" style:font-name="StarSymbol" fo:font-size="12pt" fo:language="fr" fo:country="FR" style:font-name-asian="StarSymbol" style:language-asian="zxx" style:country-asian="none" style:font-name-complex="StarSymbol" style:font-size-complex="12pt"/>
    </style:style>
    <style:style style:name="WW-RTF_5f_Num_20_8_20_1" style:display-name="WW-RTF_Num 8 1" style:family="text">
      <style:text-properties fo:font-size="12pt" fo:language="fr" fo:country="FR" style:language-asian="fr" style:country-asian="FR" style:font-size-complex="12pt"/>
    </style:style>
    <style:style style:name="WW-RTF_5f_Num_20_8_20_2" style:display-name="WW-RTF_Num 8 2" style:family="text">
      <style:text-properties fo:font-size="12pt" fo:language="fr" fo:country="FR" style:language-asian="fr" style:country-asian="FR" style:font-size-complex="12pt"/>
    </style:style>
    <style:style style:name="WW-RTF_5f_Num_20_8_20_3" style:display-name="WW-RTF_Num 8 3" style:family="text">
      <style:text-properties fo:font-size="12pt" fo:language="fr" fo:country="FR" style:language-asian="fr" style:country-asian="FR" style:font-size-complex="12pt"/>
    </style:style>
    <style:style style:name="WW-RTF_5f_Num_20_8_20_4" style:display-name="WW-RTF_Num 8 4" style:family="text">
      <style:text-properties fo:font-size="12pt" fo:language="fr" fo:country="FR" style:language-asian="fr" style:country-asian="FR" style:font-size-complex="12pt"/>
    </style:style>
    <style:style style:name="WW-RTF_5f_Num_20_8_20_5" style:display-name="WW-RTF_Num 8 5" style:family="text">
      <style:text-properties fo:font-size="12pt" fo:language="fr" fo:country="FR" style:language-asian="fr" style:country-asian="FR" style:font-size-complex="12pt"/>
    </style:style>
    <style:style style:name="WW-RTF_5f_Num_20_8_20_6" style:display-name="WW-RTF_Num 8 6" style:family="text">
      <style:text-properties fo:font-size="12pt" fo:language="fr" fo:country="FR" style:language-asian="fr" style:country-asian="FR" style:font-size-complex="12pt"/>
    </style:style>
    <style:style style:name="WW-RTF_5f_Num_20_8_20_7" style:display-name="WW-RTF_Num 8 7" style:family="text">
      <style:text-properties fo:font-size="12pt" fo:language="fr" fo:country="FR" style:language-asian="fr" style:country-asian="FR" style:font-size-complex="12pt"/>
    </style:style>
    <style:style style:name="WW-RTF_5f_Num_20_8_20_8" style:display-name="WW-RTF_Num 8 8" style:family="text">
      <style:text-properties fo:font-size="12pt" fo:language="fr" fo:country="FR" style:language-asian="fr" style:country-asian="FR" style:font-size-complex="12pt"/>
    </style:style>
    <style:style style:name="WW-RTF_5f_Num_20_8_20_9" style:display-name="WW-RTF_Num 8 9" style:family="text">
      <style:text-properties fo:font-size="12pt" fo:language="fr" fo:country="FR" style:language-asian="fr" style:country-asian="FR" style:font-size-complex="12pt"/>
    </style:style>
    <style:style style:name="WW-RTF_5f_Num_20_8_20_11" style:display-name="WW-RTF_Num 8 1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21" style:display-name="WW-RTF_Num 8 2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31" style:display-name="WW-RTF_Num 8 3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41" style:display-name="WW-RTF_Num 8 4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51" style:display-name="WW-RTF_Num 8 5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61" style:display-name="WW-RTF_Num 8 61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71" style:display-name="WW-RTF_Num 8 7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81" style:display-name="WW-RTF_Num 8 81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91" style:display-name="WW-RTF_Num 8 91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112" style:display-name="WW-RTF_Num 8 112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212" style:display-name="WW-RTF_Num 8 21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312" style:display-name="WW-RTF_Num 8 312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412" style:display-name="WW-RTF_Num 8 412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512" style:display-name="WW-RTF_Num 8 51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612" style:display-name="WW-RTF_Num 8 612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712" style:display-name="WW-RTF_Num 8 712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812" style:display-name="WW-RTF_Num 8 81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912" style:display-name="WW-RTF_Num 8 912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1123" style:display-name="WW-RTF_Num 8 112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2123" style:display-name="WW-RTF_Num 8 2123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3123" style:display-name="WW-RTF_Num 8 312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4123" style:display-name="WW-RTF_Num 8 412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5123" style:display-name="WW-RTF_Num 8 5123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6123" style:display-name="WW-RTF_Num 8 612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WW-RTF_5f_Num_20_8_20_7123" style:display-name="WW-RTF_Num 8 712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WW-RTF_5f_Num_20_8_20_8123" style:display-name="WW-RTF_Num 8 8123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WW-RTF_5f_Num_20_8_20_9123" style:display-name="WW-RTF_Num 8 912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4" style:display-name="RTF_Num 2 14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24" style:display-name="RTF_Num 2 24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34" style:display-name="RTF_Num 2 34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44" style:display-name="RTF_Num 2 44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54" style:display-name="RTF_Num 2 54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64" style:display-name="RTF_Num 2 64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2_20_74" style:display-name="RTF_Num 2 74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84" style:display-name="RTF_Num 2 84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94" style:display-name="RTF_Num 2 94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2_20_13" style:display-name="RTF_Num 2 13" style:family="text">
      <style:text-properties fo:font-size="12pt" fo:language="none" fo:country="none" style:language-asian="zxx" style:country-asian="none" style:font-size-complex="12pt"/>
    </style:style>
    <style:style style:name="RTF_5f_Num_20_2_20_23" style:display-name="RTF_Num 2 23" style:family="text">
      <style:text-properties fo:font-size="12pt" fo:language="none" fo:country="none" style:language-asian="zxx" style:country-asian="none" style:font-size-complex="12pt"/>
    </style:style>
    <style:style style:name="RTF_5f_Num_20_2_20_33" style:display-name="RTF_Num 2 33" style:family="text">
      <style:text-properties fo:font-size="12pt" fo:language="none" fo:country="none" style:language-asian="zxx" style:country-asian="none" style:font-size-complex="12pt"/>
    </style:style>
    <style:style style:name="RTF_5f_Num_20_2_20_43" style:display-name="RTF_Num 2 43" style:family="text">
      <style:text-properties fo:font-size="12pt" fo:language="none" fo:country="none" style:language-asian="zxx" style:country-asian="none" style:font-size-complex="12pt"/>
    </style:style>
    <style:style style:name="RTF_5f_Num_20_2_20_53" style:display-name="RTF_Num 2 53" style:family="text">
      <style:text-properties fo:font-size="12pt" fo:language="none" fo:country="none" style:language-asian="zxx" style:country-asian="none" style:font-size-complex="12pt"/>
    </style:style>
    <style:style style:name="RTF_5f_Num_20_2_20_63" style:display-name="RTF_Num 2 63" style:family="text">
      <style:text-properties fo:font-size="12pt" fo:language="none" fo:country="none" style:language-asian="zxx" style:country-asian="none" style:font-size-complex="12pt"/>
    </style:style>
    <style:style style:name="RTF_5f_Num_20_2_20_73" style:display-name="RTF_Num 2 73" style:family="text">
      <style:text-properties fo:font-size="12pt" fo:language="none" fo:country="none" style:language-asian="zxx" style:country-asian="none" style:font-size-complex="12pt"/>
    </style:style>
    <style:style style:name="RTF_5f_Num_20_2_20_83" style:display-name="RTF_Num 2 83" style:family="text">
      <style:text-properties fo:font-size="12pt" fo:language="none" fo:country="none" style:language-asian="zxx" style:country-asian="none" style:font-size-complex="12pt"/>
    </style:style>
    <style:style style:name="RTF_5f_Num_20_2_20_93" style:display-name="RTF_Num 2 93" style:family="text">
      <style:text-properties fo:font-size="12pt" fo:language="none" fo:country="none" style:language-asian="zxx" style:country-asian="none" style:font-size-complex="12pt"/>
    </style:style>
    <style:style style:name="RTF_5f_Num_20_2_20_12" style:display-name="RTF_Num 2 12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22" style:display-name="RTF_Num 2 22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32" style:display-name="RTF_Num 2 32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2_20_42" style:display-name="RTF_Num 2 42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52" style:display-name="RTF_Num 2 52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62" style:display-name="RTF_Num 2 62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2_20_72" style:display-name="RTF_Num 2 72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82" style:display-name="RTF_Num 2 82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92" style:display-name="RTF_Num 2 92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2_20_11" style:display-name="RTF_Num 2 11" style:family="text">
      <style:text-properties style:font-name="Nimbus Roman No9 L" fo:font-size="12pt" fo:language="none" fo:country="none" style:font-name-asian="Nimbus Roman No9 L" style:language-asian="zxx" style:country-asian="none" style:font-name-complex="Nimbus Roman No9 L" style:font-size-complex="12pt"/>
    </style:style>
    <style:style style:name="RTF_5f_Num_20_2_20_21" style:display-name="RTF_Num 2 21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31" style:display-name="RTF_Num 2 31" style:family="text">
      <style:text-properties style:font-name="Nimbus Roman No9 L" fo:font-size="12pt" fo:language="none" fo:country="none" style:font-name-asian="Nimbus Roman No9 L" style:language-asian="zxx" style:country-asian="none" style:font-name-complex="Nimbus Roman No9 L" style:font-size-complex="12pt"/>
    </style:style>
    <style:style style:name="RTF_5f_Num_20_2_20_41" style:display-name="RTF_Num 2 41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51" style:display-name="RTF_Num 2 51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61" style:display-name="RTF_Num 2 61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2_20_71" style:display-name="RTF_Num 2 71" style:family="text">
      <style:text-properties style:font-name="Symbol" fo:font-size="12pt" fo:language="none" fo:country="none" style:font-name-asian="Symbol" style:language-asian="zxx" style:country-asian="none" style:font-name-complex="Symbol" style:font-size-complex="12pt"/>
    </style:style>
    <style:style style:name="RTF_5f_Num_20_2_20_81" style:display-name="RTF_Num 2 81" style:family="text">
      <style:text-properties style:font-name="Courier New" fo:font-size="12pt" fo:language="none" fo:country="none" style:font-name-asian="Courier New" style:language-asian="zxx" style:country-asian="none" style:font-name-complex="Courier New" style:font-size-complex="12pt"/>
    </style:style>
    <style:style style:name="RTF_5f_Num_20_2_20_91" style:display-name="RTF_Num 2 91" style:family="text">
      <style:text-properties style:font-name="Wingdings" fo:font-size="12pt" fo:language="none" fo:country="none" style:font-name-asian="Wingdings" style:language-asian="zxx" style:country-asian="none" style:font-name-complex="Wingdings" style:font-size-complex="12pt"/>
    </style:style>
    <style:style style:name="RTF_5f_Num_20_10_20_1" style:display-name="RTF_Num 1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0_20_2" style:display-name="RTF_Num 10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0_20_3" style:display-name="RTF_Num 10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0_20_4" style:display-name="RTF_Num 10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0_20_5" style:display-name="RTF_Num 10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0_20_6" style:display-name="RTF_Num 10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0_20_7" style:display-name="RTF_Num 10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0_20_8" style:display-name="RTF_Num 10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0_20_9" style:display-name="RTF_Num 10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1_20_1" style:display-name="RTF_Num 11 1" style:family="text">
      <style:text-properties fo:font-size="12pt" fo:language="fr" fo:country="FR" style:language-asian="fr" style:country-asian="FR" style:font-size-complex="12pt"/>
    </style:style>
    <style:style style:name="RTF_5f_Num_20_11_20_2" style:display-name="RTF_Num 11 2" style:family="text">
      <style:text-properties fo:font-size="12pt" fo:language="fr" fo:country="FR" style:language-asian="fr" style:country-asian="FR" style:font-size-complex="12pt"/>
    </style:style>
    <style:style style:name="RTF_5f_Num_20_11_20_3" style:display-name="RTF_Num 11 3" style:family="text">
      <style:text-properties fo:font-size="12pt" fo:language="fr" fo:country="FR" style:language-asian="fr" style:country-asian="FR" style:font-size-complex="12pt"/>
    </style:style>
    <style:style style:name="RTF_5f_Num_20_11_20_4" style:display-name="RTF_Num 11 4" style:family="text">
      <style:text-properties fo:font-size="12pt" fo:language="fr" fo:country="FR" style:language-asian="fr" style:country-asian="FR" style:font-size-complex="12pt"/>
    </style:style>
    <style:style style:name="RTF_5f_Num_20_11_20_5" style:display-name="RTF_Num 11 5" style:family="text">
      <style:text-properties fo:font-size="12pt" fo:language="fr" fo:country="FR" style:language-asian="fr" style:country-asian="FR" style:font-size-complex="12pt"/>
    </style:style>
    <style:style style:name="RTF_5f_Num_20_11_20_6" style:display-name="RTF_Num 11 6" style:family="text">
      <style:text-properties fo:font-size="12pt" fo:language="fr" fo:country="FR" style:language-asian="fr" style:country-asian="FR" style:font-size-complex="12pt"/>
    </style:style>
    <style:style style:name="RTF_5f_Num_20_11_20_7" style:display-name="RTF_Num 11 7" style:family="text">
      <style:text-properties fo:font-size="12pt" fo:language="fr" fo:country="FR" style:language-asian="fr" style:country-asian="FR" style:font-size-complex="12pt"/>
    </style:style>
    <style:style style:name="RTF_5f_Num_20_11_20_8" style:display-name="RTF_Num 11 8" style:family="text">
      <style:text-properties fo:font-size="12pt" fo:language="fr" fo:country="FR" style:language-asian="fr" style:country-asian="FR" style:font-size-complex="12pt"/>
    </style:style>
    <style:style style:name="RTF_5f_Num_20_11_20_9" style:display-name="RTF_Num 11 9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2" style:display-name="RTF_Num 14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4_20_3" style:display-name="RTF_Num 14 3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4" style:display-name="RTF_Num 14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5" style:display-name="RTF_Num 14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4_20_6" style:display-name="RTF_Num 14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4_20_7" style:display-name="RTF_Num 14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4_20_8" style:display-name="RTF_Num 14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4_20_9" style:display-name="RTF_Num 14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5_20_2" style:display-name="RTF_Num 15 2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5_20_3" style:display-name="RTF_Num 15 3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5_20_4" style:display-name="RTF_Num 15 4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5_20_5" style:display-name="RTF_Num 15 5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5_20_6" style:display-name="RTF_Num 15 6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RTF_5f_Num_20_15_20_7" style:display-name="RTF_Num 15 7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5_20_8" style:display-name="RTF_Num 15 8" style:family="text">
      <style:text-properties style:font-name="Courier New" fo:font-size="12pt" fo:language="fr" fo:country="FR" style:font-name-asian="Courier New" style:language-asian="fr" style:country-asian="FR" style:font-name-complex="Courier New" style:font-size-complex="12pt"/>
    </style:style>
    <style:style style:name="RTF_5f_Num_20_15_20_9" style:display-name="RTF_Num 15 9" style:family="text">
      <style:text-properties style:font-name="Wingdings" fo:font-size="12pt" fo:language="fr" fo:country="FR" style:font-name-asian="Wingdings" style:language-asian="fr" style:country-asian="FR" style:font-name-complex="Wingdings" style:font-size-complex="12pt"/>
    </style:style>
    <style:style style:name="Internet_20_link_20__28_user_29_" style:display-name="Internet link (user)" style:family="text">
      <style:text-properties fo:color="#0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fo:font-size="12pt" fo:language="fr" fo:country="FR" style:text-underline-style="solid" style:text-underline-width="auto" style:text-underline-color="font-color" style:language-asian="fr" style:country-asian="FR" style:font-size-complex="12pt"/>
    </style:style>
    <style:style style:name="Internet_20_link1" style:display-name="Internet link1" style:family="text">
      <style:text-properties fo:color="#000080" fo:font-size="12pt" fo:language="none" fo:country="none" style:text-underline-style="solid" style:text-underline-width="auto" style:text-underline-color="font-color" style:language-asian="zxx" style:country-asian="none" style:font-size-complex="12pt"/>
    </style:style>
    <style:style style:name="Numbering_20_Symbols_20__28_user_29_" style:display-name="Numbering Symbols (user)" style:family="text">
      <style:text-properties fo:font-size="12pt" fo:language="none" fo:country="none" style:language-asian="zxx" style:country-asian="none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Internet_20_link1" style:display-name="WW-Internet link1" style:family="text">
      <style:text-properties fo:color="#000080" fo:font-size="12pt" fo:language="fr" fo:country="FR" style:text-underline-style="solid" style:text-underline-width="auto" style:text-underline-color="font-color" style:language-asian="fr" style:country-asian="FR" style:font-size-complex="12pt"/>
    </style:style>
    <style:style style:name="WW-Internet_20_link12" style:display-name="WW-Internet link12" style:family="text">
      <style:text-properties fo:color="#0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fr" fo:country="FR" style:font-name-asian="StarSymbol" style:language-asian="zxx" style:country-asian="none" style:font-name-complex="StarSymbol" style:font-size-complex="9pt"/>
    </style:style>
    <style:style style:name="WW-Internet_20_link123" style:display-name="WW-Internet link123" style:family="text">
      <style:text-properties fo:color="#000080" fo:font-size="12pt" fo:language="en" fo:country="US" style:text-underline-style="solid" style:text-underline-width="auto" style:text-underline-color="font-color" style:language-asian="zxx" style:country-asian="none" style:font-size-complex="12pt"/>
    </style:style>
    <style:style style:name="WW-Bullet_20_Symbols1" style:display-name="WW-Bullet Symbols1" style:family="text">
      <style:text-properties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Internet_20_Link" style:display-name="Internet Link" style:family="text">
      <style:text-properties fo:color="#000080" fo:font-size="12pt" fo:language="en" fo:country="US" style:text-underline-style="solid" style:text-underline-width="auto" style:text-underline-color="font-color" style:language-asian="zxx" style:country-asian="none" style:font-size-complex="12pt"/>
    </style:style>
    <style:style style:name="Bullets" style:family="text">
      <style:text-properties style:font-name="StarSymbol1" fo:font-size="9pt" fo:language="en" fo:country="US" style:font-name-asian="StarSymbol1" style:language-asian="zxx" style:country-asian="none" style:font-name-complex="StarSymbol1" style:font-size-complex="9pt"/>
    </style:style>
    <style:style style:name="WW-Internet_20_link1234" style:display-name="WW-Internet link1234" style:family="text">
      <style:text-properties fo:color="#0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/>
    <style:page-layout style:name="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264in" fo:margin-top="0.3874in" style:dynamic-spacing="true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298" meta:character-count="2060"/>
  </office:meta>
</office:document-meta>
</file>